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ffffff" draw:opacity="100%" draw:textarea-horizontal-align="justify" draw:textarea-vertical-align="middle" draw:auto-grow-height="false" fo:min-height="0.648cm" fo:min-width="5.351cm"/>
    </style:style>
    <style:style style:name="gr2" style:family="graphic" style:parent-style-name="standard">
      <style:graphic-properties svg:stroke-color="#2a6099" draw:fill-color="#ffffff" draw:textarea-horizontal-align="justify" draw:textarea-vertical-align="middle" draw:auto-grow-height="false" fo:min-height="0.698cm" fo:min-width="4.428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57cm" fo:min-width="5.97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1cm" fo:min-width="3.814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2a6099" draw:fill-color="#ffffff" draw:textarea-horizontal-align="justify" draw:textarea-vertical-align="middle" draw:auto-grow-height="false" fo:min-height="1.009cm" fo:min-width="6.101cm"/>
      <style:paragraph-properties style:writing-mode="lr-tb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0.462cm" fo:min-width="2.739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1cm" fo:min-width="5.975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font-size="14pt"/>
    </style:style>
    <style:style style:name="P5" style:family="paragraph">
      <loext:graphic-properties draw:fill-color="#ffffff"/>
      <style:paragraph-properties fo:text-align="center" style:writing-mode="lr-tb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1.27cm" draw:transform="rotate (0.000174532925199274) translate (2.145cm 1.127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04cm" svg:height="1.27cm" draw:transform="rotate (0.000174532925199274) translate (1.877cm 3.281cm)">
          <text:p text:style-name="P2"><text:span text:style-name="T1">ss</text:span></text:p>
          <draw:enhanced-geometry svg:viewBox="0 0 21600 21600" draw:glue-points="?f6 0 10800 ?f8 ?f11 10800 ?f9 21600 10800 ?f10 ?f5 10800" draw:text-areas="?f3 ?f3 ?f4 ?f4" draw:type="parallelogram" draw:modifiers="2383.7111442921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.475cm" svg:height="1.407cm" draw:transform="rotate (-0.00314159265359073) translate (1.774cm 7.349cm)">
          <text:p text:style-name="P2"><text:span text:style-name="T1">a[i] = 1 - 2 * |a[i - 1]|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524cm" draw:transform="rotate (0.000174532925199274) translate (1.634cm 5.194cm)">
          <text:p text:style-name="P4"><text:span text:style-name="T2">I = 1..length(ss)</text:span></text:p>
          <draw:enhanced-geometry svg:viewBox="0 0 21600 21600" draw:glue-points="10800 0 0 10800 10800 21600 21600 10800" draw:text-areas="?f3 ?f3 ?f4 ?f4" draw:type="hexagon" draw:modifiers="1999.70841230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" draw:text-style-name="P6" draw:layer="layout" svg:x1="5.067cm" svg:y1="6.716cm" svg:x2="5.067cm" svg:y2="7.351cm">
          <text:p/>
        </draw:line>
        <draw:line draw:style-name="gr5" draw:text-style-name="P6" draw:layer="layout" svg:x1="5.068cm" svg:y1="8.748cm" svg:x2="5.068cm" svg:y2="9.383cm">
          <text:p/>
        </draw:line>
        <draw:line draw:style-name="gr6" draw:text-style-name="P6" draw:layer="layout" svg:x1="5.067cm" svg:y1="9.382cm" svg:x2="1.13cm" svg:y2="9.383cm">
          <text:p/>
        </draw:line>
        <draw:line draw:style-name="gr6" draw:text-style-name="P6" draw:layer="layout" svg:x1="1.131cm" svg:y1="9.382cm" svg:x2="1.13cm" svg:y2="5.953cm">
          <text:p/>
        </draw:line>
        <draw:line draw:style-name="gr5" draw:text-style-name="P6" draw:layer="layout" svg:x1="1.638cm" svg:y1="5.955cm" svg:x2="1.13cm" svg:y2="5.955cm">
          <text:p/>
        </draw:line>
        <draw:line draw:style-name="gr5" draw:text-style-name="P6" draw:layer="layout" svg:x1="8.496cm" svg:y1="5.954cm" svg:x2="12.052cm" svg:y2="5.953cm">
          <text:p/>
        </draw:line>
        <draw:line draw:style-name="gr5" draw:text-style-name="P6" draw:layer="layout" svg:x1="12.052cm" svg:y1="7.35cm" svg:x2="12.052cm" svg:y2="5.953cm">
          <text:p/>
        </draw:line>
        <draw:line draw:style-name="gr5" draw:text-style-name="P6" draw:layer="layout" svg:x1="5.193cm" svg:y1="2.398cm" svg:x2="5.193cm" svg:y2="3.287cm">
          <text:p/>
        </draw:line>
        <draw:line draw:style-name="gr5" draw:text-style-name="P6" draw:layer="layout" svg:x1="5.194cm" svg:y1="4.557cm" svg:x2="5.194cm" svg:y2="5.192cm">
          <text:p/>
        </draw:line>
        <draw:custom-shape draw:style-name="gr7" draw:text-style-name="P3" draw:layer="layout" svg:width="6.601cm" svg:height="1.259cm" svg:x="8.75cm" svg:y="9.382cm">
          <text:p text:style-name="P2"><text:span text:style-name="T3"><text:s/></text:span><text:span text:style-name="T3">rs[i]=(ord(ss[i])</text:span></text:p>
          <text:p text:style-name="P2"><text:span text:style-name="T3">+</text:span><text:span text:style-name="T1">round(a[i] * 100))-25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477cm" svg:height="1.422cm" svg:x="8.747cm" svg:y="7.325cm">
          <text:p text:style-name="P7"><text:span text:style-name="T3"><text:s/></text:span><text:span text:style-name="T3">(ord(ss[i])</text:span></text:p>
          <text:p text:style-name="P8"><text:span text:style-name="T3">+</text:span><text:span text:style-name="T1">round(a[i]*100))&gt;25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12.049cm" svg:y1="8.747cm" svg:x2="12.049cm" svg:y2="9.382cm">
          <text:p/>
        </draw:line>
        <draw:custom-shape draw:style-name="gr9" draw:text-style-name="P3" draw:layer="layout" svg:width="6.475cm" svg:height="1.26cm" draw:transform="rotate (-0.00314159265359073) translate (15.917cm 9.387cm)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5.153cm" svg:y1="8.001cm" svg:x2="18.963cm" svg:y2="8.001cm">
          <text:p/>
        </draw:line>
        <draw:line draw:style-name="gr5" draw:text-style-name="P6" draw:layer="layout" svg:x1="18.963cm" svg:y1="8.001cm" svg:x2="18.963cm" svg:y2="9.39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04cm" fo:margin-right="0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4.2$Windows_X86_64 LibreOffice_project/60da17e045e08f1793c57c00ba83cdfce946d0aa</meta:generator>
    <dc:date>2020-01-29T23:24:21.160000000</dc:date>
    <meta:editing-duration>PT8M11S</meta:editing-duration>
    <meta:editing-cycles>4</meta:editing-cycles>
    <meta:document-statistic meta:object-count="19"/>
  </office:meta>
</office:document-meta>
</file>